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Resolver.buildParameters( Map expressions , InvokeContext context , Map objectMod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VariableResolv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solver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solver.VariableResolver(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solver.resolve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solver.Variabl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riableResolver.equals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riableResolver.buildMap( Map expressions , InvokeContext context , Map objectMod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